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automatic-styles>
    <style:style style:name="Tabela1" style:family="table">
      <style:table-properties style:width="17cm" fo:margin-left="0cm" fo:margin-top="0cm" fo:margin-bottom="0cm" table:align="left" style:writing-mode="lr-tb"/>
    </style:style>
    <style:style style:name="Tabela1.A" style:family="table-column">
      <style:table-column-properties style:column-width="1.988cm"/>
    </style:style>
    <style:style style:name="Tabela1.B" style:family="table-column">
      <style:table-column-properties style:column-width="1.66cm"/>
    </style:style>
    <style:style style:name="Tabela1.C" style:family="table-column">
      <style:table-column-properties style:column-width="7.851cm"/>
    </style:style>
    <style:style style:name="Tabela1.D" style:family="table-column">
      <style:table-column-properties style:column-width="2.799cm"/>
    </style:style>
    <style:style style:name="Tabela1.E" style:family="table-column">
      <style:table-column-properties style:column-width="1.339cm"/>
    </style:style>
    <style:style style:name="Tabela1.F" style:family="table-column">
      <style:table-column-properties style:column-width="1.362cm"/>
    </style:style>
    <style:style style:name="Tabela1.1" style:family="table-row">
      <style:table-row-properties fo:keep-together="auto"/>
    </style:style>
    <style:style style:name="Tabela1.A1" style:family="table-cell">
      <style:table-cell-properties style:vertical-align="middle" fo:padding="0.049cm" fo:border="none"/>
    </style:style>
    <style:style style:name="P1" style:family="paragraph" style:parent-style-name="Heading_20_1">
      <style:paragraph-properties fo:margin-top="0.423cm" fo:margin-bottom="0.212cm" style:contextual-spacing="false" fo:text-align="start" style:justify-single-word="false" style:writing-mode="lr-tb"/>
    </style:style>
    <style:style style:name="P2" style:family="paragraph" style:parent-style-name="Heading_20_1">
      <style:paragraph-properties fo:text-align="start" style:justify-single-word="false" style:writing-mode="lr-tb"/>
    </style:style>
    <style:style style:name="P3" style:family="paragraph" style:parent-style-name="Heading_20_2">
      <style:paragraph-properties fo:text-align="start" style:justify-single-word="false" style:writing-mode="lr-tb"/>
    </style:style>
    <style:style style:name="P4" style:family="paragraph" style:parent-style-name="Preformatted_20_Text">
      <style:paragraph-properties fo:margin-top="0cm" fo:margin-bottom="0cm" style:contextual-spacing="false" fo:text-align="start" style:justify-single-word="false" style:writing-mode="lr-tb"/>
    </style:style>
    <style:style style:name="P5" style:family="paragraph" style:parent-style-name="Preformatted_20_Text">
      <style:paragraph-properties fo:margin-top="0cm" fo:margin-bottom="0.499cm" style:contextual-spacing="false" fo:text-align="start" style:justify-single-word="false" style:writing-mode="lr-tb"/>
    </style:style>
    <style:style style:name="P6" style:family="paragraph" style:parent-style-name="Preformatted_20_Text">
      <style:paragraph-properties fo:text-align="start" style:justify-single-word="false" style:writing-mode="lr-tb"/>
    </style:style>
    <style:style style:name="P7" style:family="paragraph" style:parent-style-name="Preformatted_20_Text">
      <style:paragraph-properties fo:margin-top="0cm" fo:margin-bottom="0.499cm" style:contextual-spacing="false"/>
    </style:style>
    <style:style style:name="P8" style:family="paragraph" style:parent-style-name="Standard">
      <style:paragraph-properties fo:text-align="start" style:justify-single-word="false" style:writing-mode="lr-tb"/>
    </style:style>
    <style:style style:name="P9" style:family="paragraph" style:parent-style-name="Standard">
      <style:paragraph-properties fo:margin-top="0cm" fo:margin-bottom="0.499cm" style:contextual-spacing="false" fo:text-align="start" style:justify-single-word="false" style:writing-mode="lr-tb"/>
    </style:style>
    <style:style style:name="P10" style:family="paragraph" style:parent-style-name="Table_20_Contents">
      <style:paragraph-properties fo:text-align="start" style:justify-single-word="false" fo:orphans="0" fo:widows="0" text:number-lines="false" text:line-number="0" style:writing-mode="lr-tb"/>
    </style:style>
    <style:style style:name="P11" style:family="paragraph" style:parent-style-name="Table_20_Heading">
      <style:paragraph-properties fo:text-align="center" style:justify-single-word="false" fo:orphans="0" fo:widows="0" text:number-lines="false" text:line-number="0" style:writing-mode="lr-tb"/>
    </style:style>
    <style:style style:name="P12" style:family="paragraph" style:parent-style-name="Text_20_body">
      <style:paragraph-properties fo:margin-top="0cm" fo:margin-bottom="0.247cm" style:contextual-spacing="false" fo:line-height="115%" fo:text-align="start" style:justify-single-word="false" style:writing-mode="lr-tb"/>
    </style:style>
    <style:style style:name="P13" style:family="paragraph" style:parent-style-name="Text_20_body" style:list-style-name="WWNum1">
      <style:paragraph-properties fo:margin-left="1.247cm" fo:margin-right="0cm" fo:text-indent="-0.499cm" style:auto-text-indent="false">
        <style:tab-stops>
          <style:tab-stop style:position="0cm"/>
        </style:tab-stops>
      </style:paragraph-properties>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script Copy and Paste</text:h>
      <text:section text:style-name="Sect1" text:name="TextSection">
        <text:p text:style-name="P12"><text:a xlink:type="simple" xlink:href="https://srv.carbonads.net/ads/click/x/GTND42JLCWYIE2J7FTSLYKQNCVBD55QIC6YIPZ3JCY7DV53ICE7IL53KC6BDV537CKYDP2QJFTSD65QLCTSIT53YHEYIKKJMC6SDL2JECTNCYBZ52K?segment=placement:paulundcouk;" office:target-frame-name="_blank" xlink:show="new" text:style-name="Internet_20_link" text:visited-style-name="Visited_20_Internet_20_Link"><text:span text:style-name="Internet_20_link">Fast, collaborative project management that's super easy to use. What a concept.</text:span></text:a><text:a xlink:type="simple" xlink:href="http://carbonads.net/?utm_source=paulundcouk&amp;utm_medium=ad_via_link&amp;utm_campaign=in_unit&amp;utm_term=carbon" office:target-frame-name="_blank" xlink:show="new" text:style-name="Internet_20_link" text:visited-style-name="Visited_20_Internet_20_Link"><text:span text:style-name="Internet_20_link">ads via Carbon</text:span></text:a></text:p>
      </text:section>
      <text:section text:style-name="Sect1" text:name="Seção1">
        <text:p text:style-name="P12"><text:s/></text:p>
        <text:p text:style-name="P12">In a previous tutorial we saw how you can create a copy and paste button using <text:a xlink:type="simple" xlink:href="https://paulund.co.uk/jquery-copy-clipboard" text:style-name="Internet_20_link" text:visited-style-name="Visited_20_Internet_20_Link"><text:span text:style-name="Internet_20_link">jQuery and the ZeroClipboard flash extension</text:span></text:a>. The problem with this is that it requires flash. As most of the web is moving away from flash and some people don't even have flash installed on their browser we need another solution. The reason flash was used to copy and paste is mainly down to browser compatibility, now with most browsers now supporting the API to enable you to copy and paste directly using Javascript using the Web API <text:span text:style-name="Texto_20_original">document.execCommand</text:span>. View the demo to see how the API works </text:p>
        <text:h text:style-name="P3" text:outline-level="2">HTML</text:h>
        <text:p text:style-name="P12">First we add the HTML to the page we need a textbox to enter the content we want to copy, a button that will have the click event to start the copy process and a textarea where we can test the copy is successful by pasting the contents into it. </text:p>
        <text:p text:style-name="P4"><text:span text:style-name="Texto_20_original">&lt;div&gt;</text:span></text:p>
        <text:p text:style-name="P4"><text:span text:style-name="Texto_20_original"><text:s text:c="4"/>&lt;input type="text" id="text-to-copy" placeholder="Enter text" /&gt;</text:span></text:p>
        <text:p text:style-name="P4"><text:span text:style-name="Texto_20_original"><text:s text:c="4"/>&lt;button id="copy-text"&gt;Copy&lt;/button&gt;</text:span></text:p>
        <text:p text:style-name="P4"><text:span text:style-name="Texto_20_original"><text:s text:c="4"/>&lt;span id="copied-text" style="display: none;"&gt;Copied!&lt;/span&gt;</text:span></text:p>
        <text:p text:style-name="P4"><text:span text:style-name="Texto_20_original">&lt;/div&gt;</text:span></text:p>
        <text:p text:style-name="P4"/>
        <text:p text:style-name="P4"><text:span text:style-name="Texto_20_original">&lt;div&gt;</text:span></text:p>
        <text:p text:style-name="P4"><text:span text:style-name="Texto_20_original"><text:s text:c="4"/>&lt;textarea name="paste-area" id="paste-area" cols="30" rows="10" placeholder="Paste it here"&gt;&lt;/textarea&gt;</text:span></text:p>
        <text:p text:style-name="P5"><text:span text:style-name="Texto_20_original">&lt;/div&gt;</text:span></text:p>
        <text:h text:style-name="P3" text:outline-level="2">Copy Text</text:h>
        <text:p text:style-name="P12">To copy the text we first need to add a click event to the button. </text:p>
        <text:p text:style-name="P4"/>
        <text:p text:style-name="P4"><text:span text:style-name="Texto_20_original">document.getElementById('copy-text').addEventListener('click', function(e){</text:span></text:p>
        <text:p text:style-name="P4"><text:span text:style-name="Texto_20_original"><text:s text:c="4"/>// Click event</text:span></text:p>
        <text:p text:style-name="P5"><text:span text:style-name="Texto_20_original">});</text:span></text:p>
        <text:p text:style-name="P12">Inside the click event we need to select the text inside the textbox. </text:p>
        <text:p text:style-name="P4"/>
        <text:p text:style-name="P5"><text:span text:style-name="Texto_20_original">document.getElementById('text-to-copy').select();</text:span></text:p>
        <text:p text:style-name="P12">With the text selected we can now use the <text:span text:style-name="Texto_20_original">execCommand('copy')</text:span> to copy the text to the clipboard. </text:p>
        <text:p text:style-name="P4"/>
        <text:p text:style-name="P5"><text:span text:style-name="Texto_20_original">copied = document.execCommand('copy');</text:span></text:p>
        <text:p text:style-name="P12">The return of this method will be a boolean on if the text was copied or not, you can then check this boolean value to display a message if it was able to be copied. </text:p>
        <text:p text:style-name="P4"/>
        <text:p text:style-name="P4"><text:soft-page-break/><text:span text:style-name="Texto_20_original">// Add click event</text:span></text:p>
        <text:p text:style-name="P4"><text:span text:style-name="Texto_20_original">document.getElementById('copy-text').addEventListener('click', function(e){</text:span></text:p>
        <text:p text:style-name="P4"><text:span text:style-name="Texto_20_original"><text:s text:c="2"/>e.preventDefault();</text:span></text:p>
        <text:p text:style-name="P4"/>
        <text:p text:style-name="P4"><text:span text:style-name="Texto_20_original"><text:s text:c="2"/>// Select the text</text:span></text:p>
        <text:p text:style-name="P4"><text:span text:style-name="Texto_20_original"><text:s text:c="2"/>document.getElementById('text-to-copy').select();</text:span></text:p>
        <text:p text:style-name="P4"/>
        <text:p text:style-name="P4"><text:span text:style-name="Texto_20_original"><text:s text:c="2"/>var copied;</text:span></text:p>
        <text:p text:style-name="P4"/>
        <text:p text:style-name="P4"><text:span text:style-name="Texto_20_original"><text:s text:c="2"/>try</text:span></text:p>
        <text:p text:style-name="P4"><text:span text:style-name="Texto_20_original"><text:s text:c="2"/>{</text:span></text:p>
        <text:p text:style-name="P4"><text:span text:style-name="Texto_20_original"><text:s text:c="6"/>// Copy the text</text:span></text:p>
        <text:p text:style-name="P4"><text:span text:style-name="Texto_20_original"><text:s text:c="6"/>copied = document.execCommand('copy');</text:span></text:p>
        <text:p text:style-name="P4"><text:span text:style-name="Texto_20_original"><text:s text:c="2"/>} </text:span></text:p>
        <text:p text:style-name="P4"><text:span text:style-name="Texto_20_original"><text:s text:c="2"/>catch (ex)</text:span></text:p>
        <text:p text:style-name="P4"><text:span text:style-name="Texto_20_original"><text:s text:c="2"/>{</text:span></text:p>
        <text:p text:style-name="P4"><text:span text:style-name="Texto_20_original"><text:s text:c="6"/>copied = false; <text:s/></text:span></text:p>
        <text:p text:style-name="P4"><text:span text:style-name="Texto_20_original"><text:s text:c="2"/>}</text:span></text:p>
        <text:p text:style-name="P4"/>
        <text:p text:style-name="P4"><text:span text:style-name="Texto_20_original"><text:s text:c="2"/>if(copied)</text:span></text:p>
        <text:p text:style-name="P4"><text:span text:style-name="Texto_20_original"><text:s text:c="2"/>{</text:span></text:p>
        <text:p text:style-name="P4"><text:span text:style-name="Texto_20_original"><text:s text:c="4"/>// Display the copied text message</text:span></text:p>
        <text:p text:style-name="P4"><text:span text:style-name="Texto_20_original"><text:s text:c="4"/>document.getElementById('copied-text').style.display = 'block'; <text:s text:c="3"/></text:span></text:p>
        <text:p text:style-name="P4"><text:span text:style-name="Texto_20_original"><text:s text:c="2"/>}</text:span></text:p>
        <text:p text:style-name="P4"/>
        <text:p text:style-name="P5"><text:span text:style-name="Texto_20_original">});</text:span></text:p>
        <text:h text:style-name="P3" text:outline-level="2">Browser Compatibility</text:h>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string">
              <text:p text:style-name="P11">Feature</text:p>
            </table:table-cell>
            <table:table-cell table:style-name="Tabela1.A1" office:value-type="string">
              <text:p text:style-name="P11">Chrome</text:p>
            </table:table-cell>
            <table:table-cell table:style-name="Tabela1.A1" office:value-type="string">
              <text:p text:style-name="P11">Firefox (Gecko)</text:p>
            </table:table-cell>
            <table:table-cell table:style-name="Tabela1.A1" office:value-type="string">
              <text:p text:style-name="P11">Internet Explorer</text:p>
            </table:table-cell>
            <table:table-cell table:style-name="Tabela1.A1" office:value-type="string">
              <text:p text:style-name="P11">Opera</text:p>
            </table:table-cell>
            <table:table-cell table:style-name="Tabela1.A1" office:value-type="string">
              <text:p text:style-name="P11">Safari</text:p>
            </table:table-cell>
          </table:table-row>
          <table:table-row table:style-name="Tabela1.1">
            <table:table-cell table:style-name="Tabela1.A1" office:value-type="string">
              <text:p text:style-name="P10">`copy`/`cut`</text:p>
            </table:table-cell>
            <table:table-cell table:style-name="Tabela1.A1" office:value-type="string">
              <text:p text:style-name="P10">42</text:p>
            </table:table-cell>
            <table:table-cell table:style-name="Tabela1.A1" office:value-type="string">
              <text:p text:style-name="P10">[41](/en-US/Firefox/Releases/41 "Released on 2015-09-22.") (41)</text:p>
            </table:table-cell>
            <table:table-cell table:style-name="Tabela1.A1" office:value-type="string">
              <text:p text:style-name="P10">9</text:p>
            </table:table-cell>
            <table:table-cell table:style-name="Tabela1.A1" office:value-type="string">
              <text:p text:style-name="P10">29</text:p>
            </table:table-cell>
            <table:table-cell table:style-name="Tabela1.A1" office:value-type="string">
              <text:p text:style-name="P10">10</text:p>
            </table:table-cell>
          </table:table-row>
        </table:table>
        <text:h text:style-name="P2" text:outline-level="1">Copy And Paste A Variable</text:h>
        <text:p text:style-name="P12">The above example shows how you can copy and paste the contents of a HTML element. But what if you have a variable that you want to copy the contents to the clipboard.</text:p>
        <text:p text:style-name="P12">The below code shows how you can take the contents of a variable, create a textarea element, set the value of the textarea and then copies the contents of the textarea onto your clipboard.</text:p>
        <text:p text:style-name="P4">copyText (textToCopy) {</text:p>
        <text:p text:style-name="P4"><text:s text:c="2"/>this.copied = false</text:p>
        <text:p text:style-name="P4"><text:s text:c="2"/></text:p>
        <text:p text:style-name="P4"><text:s text:c="2"/>// Create textarea element</text:p>
        <text:p text:style-name="P4"><text:s text:c="2"/>const textarea = document.createElement('textarea')</text:p>
        <text:p text:style-name="P4"><text:s text:c="2"/></text:p>
        <text:p text:style-name="P4"><text:s text:c="2"/>// Set the value of the text</text:p>
        <text:p text:style-name="P4"><text:s text:c="2"/>textarea.value = textToCopy</text:p>
        <text:p text:style-name="P4"><text:s text:c="2"/></text:p>
        <text:p text:style-name="P4"><text:s text:c="2"/>// Make sure we cant change the text of the textarea</text:p>
        <text:p text:style-name="P4"><text:s text:c="2"/>textarea.setAttribute('readonly', '');</text:p>
        <text:p text:style-name="P4"><text:s text:c="2"/></text:p>
        <text:p text:style-name="P4"><text:s text:c="2"/>// Hide the textarea off the screnn</text:p>
        <text:p text:style-name="P4"><text:s text:c="2"/>textarea.style.position = 'absolute';</text:p>
        <text:p text:style-name="P4"><text:s text:c="2"/>textarea.style.left = '-9999px';</text:p>
        <text:p text:style-name="P4"><text:s text:c="2"/></text:p>
        <text:p text:style-name="P4"><text:s text:c="2"/>// Add the textarea to the page</text:p>
        <text:p text:style-name="P4"><text:s text:c="2"/>document.body.appendChild(textarea);</text:p>
        <text:p text:style-name="P4"><text:soft-page-break/></text:p>
        <text:p text:style-name="P4"><text:s text:c="2"/>// Copy the textarea</text:p>
        <text:p text:style-name="P4"><text:s text:c="2"/>textarea.select()</text:p>
        <text:p text:style-name="P4"/>
        <text:p text:style-name="P4"><text:s text:c="2"/>try {</text:p>
        <text:p text:style-name="P4"><text:s text:c="4"/>var successful = document.execCommand('copy');</text:p>
        <text:p text:style-name="P4"><text:s text:c="4"/>this.copied = true</text:p>
        <text:p text:style-name="P4"><text:s text:c="2"/>} catch(err) {</text:p>
        <text:p text:style-name="P4"><text:s text:c="4"/>this.copied = false</text:p>
        <text:p text:style-name="P4"><text:s text:c="2"/>}</text:p>
        <text:p text:style-name="P4"/>
        <text:p text:style-name="P4"><text:s text:c="2"/>textarea.remove()</text:p>
        <text:p text:style-name="P5">}</text:p>
        <text:p text:style-name="P8"><text:span text:style-name="Internet_20_link">https://paulund.co.uk/javascript-copy-and-paste</text:span></text:p>
        <text:p text:style-name="P8"/>
        <text:p text:style-name="P6"><text:span text:style-name="Texto_20_original">function copy() {</text:span></text:p>
        <text:p text:style-name="Preformatted_20_Text"><text:span text:style-name="Texto_20_original"><text:s/>if(window.clipboardData) {</text:span></text:p>
        <text:p text:style-name="Preformatted_20_Text"><text:span text:style-name="Texto_20_original"><text:s text:c="3"/>window.clipboardData.clearData();</text:span></text:p>
        <text:p text:style-name="Preformatted_20_Text"><text:span text:style-name="Texto_20_original"><text:s text:c="3"/>window.clipboardData.setData("Text", document.getElementById('txToCopy').value);</text:span></text:p>
        <text:p text:style-name="Preformatted_20_Text"><text:span text:style-name="Texto_20_original"><text:s/>} </text:span></text:p>
        <text:p text:style-name="Preformatted_20_Text"><text:span text:style-name="Texto_20_original">}</text:span></text:p>
        <text:p text:style-name="Preformatted_20_Text"/>
        <text:p text:style-name="Preformatted_20_Text"><text:span text:style-name="Texto_20_original">function paste() {</text:span></text:p>
        <text:p text:style-name="Preformatted_20_Text"><text:span text:style-name="Texto_20_original"><text:s/>if(window.clipboardData) { <text:s text:c="2"/></text:span></text:p>
        <text:p text:style-name="Preformatted_20_Text"><text:span text:style-name="Texto_20_original"><text:s text:c="3"/>document.getElementById('txToPaste').value = window.clipboardData.getData("Text");</text:span></text:p>
        <text:p text:style-name="Preformatted_20_Text"><text:span text:style-name="Texto_20_original"><text:s/>} </text:span></text:p>
        <text:p text:style-name="P7"><text:span text:style-name="Texto_20_original">}</text:span></text:p>
        <text:p text:style-name="P6"><text:span text:style-name="Texto_20_original">var myClipboardVariable;</text:span></text:p>
        <text:p text:style-name="Preformatted_20_Text"/>
        <text:p text:style-name="Preformatted_20_Text"><text:span text:style-name="Texto_20_original"><text:s text:c="4"/>document.onkeyup = function(e){</text:span></text:p>
        <text:p text:style-name="Preformatted_20_Text"/>
        <text:p text:style-name="Preformatted_20_Text"><text:span text:style-name="Texto_20_original"><text:s text:c="8"/>if ((e.key == 'c') &amp;&amp; e.ctrlKey){</text:span></text:p>
        <text:p text:style-name="Preformatted_20_Text"><text:span text:style-name="Texto_20_original"><text:s text:c="12"/>// save data (you want to copy) into variable</text:span></text:p>
        <text:p text:style-name="Preformatted_20_Text"><text:span text:style-name="Texto_20_original"><text:s text:c="12"/>myClipboardVariable = ....//some data</text:span></text:p>
        <text:p text:style-name="Preformatted_20_Text"><text:span text:style-name="Texto_20_original"><text:s text:c="8"/>}</text:span></text:p>
        <text:p text:style-name="Preformatted_20_Text"/>
        <text:p text:style-name="Preformatted_20_Text"><text:span text:style-name="Texto_20_original"><text:s text:c="8"/>if ((e.key == 'v') &amp;&amp; e.ctrlKey){</text:span></text:p>
        <text:p text:style-name="Preformatted_20_Text"><text:span text:style-name="Texto_20_original"><text:s text:c="12"/>// paste saved data</text:span></text:p>
        <text:p text:style-name="Preformatted_20_Text"><text:span text:style-name="Texto_20_original"><text:s text:c="12"/>.... paste your data from variable myClipboardVariable</text:span></text:p>
        <text:p text:style-name="Preformatted_20_Text"><text:span text:style-name="Texto_20_original"><text:s text:c="8"/>}</text:span></text:p>
        <text:p text:style-name="Preformatted_20_Text"/>
        <text:p text:style-name="P7"><text:span text:style-name="Texto_20_original"><text:s text:c="4"/>}</text:span></text:p>
        <text:p text:style-name="P9">0 </text:p>
        <text:p text:style-name="Text_20_body">have a look at <text:a xlink:type="simple" xlink:href="https://developer.mozilla.org/en-US/docs/Mozilla/Add-ons/WebExtensions/Interact_with_the_clipboard" text:style-name="Internet_20_link" text:visited-style-name="Visited_20_Internet_20_Link"><text:span text:style-name="Internet_20_link">this MDN article</text:span></text:a>.</text:p>
        <text:p text:style-name="Text_20_body">If you just want to copy user selected text you can do:</text:p>
        <text:p text:style-name="P7"><text:span text:style-name="Texto_20_original">document.execCommand("copy");</text:span></text:p>
        <text:p text:style-name="Text_20_body">if you need to select it previously:</text:p>
        <text:p text:style-name="P7"><text:span text:style-name="Texto_20_original">document.getElementById('txToPaste').select();</text:span></text:p>
        <text:list xml:id="list116189906" text:style-name="WWNum1">
          <text:list-item>
            <text:p text:style-name="P13">In my case this code didn't work - it turns out <text:span text:style-name="Texto_20_original">select()</text:span> don't work for <text:span text:style-name="Texto_20_original">disabled</text:span> inputs.</text:p>
          </text:list-item>
          <text:list-item>
            <text:p text:style-name="P13"><text:soft-page-break/>you don't need any special permissions if you run it from an <text:span text:style-name="Texto_20_original">onClick</text:span> event listener, if you want another event to trigger the copy you are a bit in trubbles.</text:p>
          </text:list-item>
          <text:list-item>
            <text:p text:style-name="P13">it works for me on Firefox and chrome, MDN says it won't work for safari but I haven't tested it.</text:p>
          </text:list-item>
        </text:list>
        <text:p text:style-name="P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pt" fo:country="BR"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0pt" fo:language="pt" fo:country="BR"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pt" fo:country="BR"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pitch="variable"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style:font-pitch="variable"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pitch="variable"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xto_20_original" style:display-name="Texto original"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Marca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1T17:18:45</meta:creation-date>
    <dc:language>pt-BR</dc:language>
    <dc:date>2021-07-01T17:22:40</dc:date>
    <meta:editing-cycles>4</meta:editing-cycles>
    <meta:editing-duration>PT2M</meta:editing-duration>
    <meta:generator>LibreOffice/7.3.6.2$Linux_X86_64 LibreOffice_project/30$Build-2</meta:generator>
    <meta:document-statistic meta:table-count="1" meta:image-count="0" meta:object-count="0" meta:page-count="4" meta:paragraph-count="121" meta:word-count="669" meta:character-count="4740" meta:non-whitespace-character-count="3938"/>
  </office:meta>
</office:document-meta>
</file>